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align="center" fo:text-indent="-0.318cm"/>
      <style:text-properties fo:font-size="36pt"/>
    </style:style>
    <style:style style:name="P5" style:family="paragraph">
      <loext:graphic-properties draw:fill="none" draw:fill-color="#ffffff"/>
      <style:paragraph-properties fo:margin-left="0.318cm" fo:margin-right="0cm" fo:text-align="center" fo:text-indent="-0.318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6pt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1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2pt" fo:text-shadow="1pt 1pt" style:font-size-asian="32pt" style:font-size-complex="32pt"/>
    </style:style>
    <style:style style:name="T6" style:family="text">
      <style:text-properties fo:color="#ffffff" style:font-name="Segoe UI2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3.368cm" svg:height="3.063cm" svg:x="2.54cm" svg:y="0.762cm">
          <draw:text-box>
            <text:p text:style-name="P1"><text:span text:style-name="T1">HYMN #869</text:span></text:p>
            <text:p text:style-name="P1"><text:span text:style-name="T2">“</text:span><text:span text:style-name="T2">With the Lord Begin Your Tas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5" draw:layer="layout" svg:width="23.344cm" svg:height="7.011cm" svg:x="2.31cm" svg:y="0.863cm">
          <draw:text-box>
            <text:p text:style-name="P4"><text:span text:style-name="T3">1. </text:span><text:span text:style-name="T4">With the Lord begin your task;</text:span></text:p>
            <text:p text:style-name="P4"><text:span text:style-name="T4">Jesus will direct it.</text:span></text:p>
            <text:p text:style-name="P4"><text:span text:style-name="T4">For His aid and counsel ask;</text:span></text:p>
            <text:p text:style-name="P4"><text:span text:style-name="T4">Jesus will perfect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3" draw:text-style-name="P5" draw:layer="layout" svg:width="23.876cm" svg:height="7.011cm" svg:x="1.778cm" svg:y="0.863cm">
          <draw:text-box>
            <text:p text:style-name="P4"><text:span text:style-name="T4">Ev’ry morn with Jesus rise,</text:span></text:p>
            <text:p text:style-name="P4"><text:span text:style-name="T4">And when day is ended,</text:span></text:p>
            <text:p text:style-name="P4"><text:span text:style-name="T4">In His name then close your eyes;</text:span></text:p>
            <text:p text:style-name="P4"><text:span text:style-name="T4">Be to Him comm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draw:frame draw:style-name="gr4" draw:text-style-name="P8" draw:layer="layout" svg:width="24.638cm" svg:height="6.263cm" svg:x="1.778cm" svg:y="0.508cm">
          <draw:text-box>
            <text:p text:style-name="P7"><text:span text:style-name="T5"><text:s text:c="5"/></text:span></text:p>
          </draw:text-box>
        </draw:frame>
        <draw:frame draw:style-name="gr3" draw:text-style-name="P10" draw:layer="layout" svg:width="23.368cm" svg:height="7.011cm" svg:x="2.381cm" svg:y="0.754cm">
          <draw:text-box>
            <text:p text:style-name="P9"><text:span text:style-name="T3">2. </text:span><text:span text:style-name="T4">Let each day begin with prayer, </text:span><text:span text:style-name="T4"><text:line-break/></text:span><text:span text:style-name="T4">Praise, and adoration.</text:span><text:span text:style-name="T4"><text:line-break/></text:span><text:span text:style-name="T4">On the Lord cast ev’ry care; </text:span><text:span text:style-name="T4"><text:line-break/></text:span><text:span text:style-name="T4">He is your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>
        <draw:frame draw:style-name="gr3" draw:text-style-name="P2" draw:layer="layout" svg:width="23.599cm" svg:height="7.011cm" svg:x="2.032cm" svg:y="0.762cm">
          <draw:text-box>
            <text:p text:style-name="P1"><text:span text:style-name="T4">Morning, evening, and at night</text:span><text:span text:style-name="T4"><text:line-break/></text:span><text:span text:style-name="T4">Jesus will be near you,</text:span><text:span text:style-name="T4"><text:line-break/></text:span><text:span text:style-name="T4">Save you from the tempter’s might,</text:span><text:span text:style-name="T4"><text:line-break/></text:span><text:span text:style-name="T4">With His presence chee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>
        <draw:frame draw:style-name="gr3" draw:text-style-name="P12" draw:layer="layout" svg:width="21.082cm" svg:height="7.011cm" svg:x="3.302cm" svg:y="0.762cm">
          <draw:text-box>
            <text:p text:style-name="P11"><text:span text:style-name="T3">3. </text:span><text:span text:style-name="T4">With your Savior at your side,</text:span><text:span text:style-name="T4"><text:line-break/></text:span><text:span text:style-name="T4">Foes need not alarm you;</text:span><text:span text:style-name="T4"><text:line-break/></text:span><text:span text:style-name="T4">In His promises confide,</text:span><text:span text:style-name="T4"><text:line-break/></text:span><text:span text:style-name="T4">And no ill can harm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>
        <draw:frame draw:style-name="gr3" draw:text-style-name="P12" draw:layer="layout" svg:width="21.844cm" svg:height="7.011cm" svg:x="2.794cm" svg:y="0.762cm">
          <draw:text-box>
            <text:p text:style-name="P11"><text:span text:style-name="T4">All your trust and hope repose</text:span><text:span text:style-name="T4"><text:line-break/></text:span><text:span text:style-name="T4">In the mighty Master,</text:span><text:span text:style-name="T4"><text:line-break/></text:span><text:span text:style-name="T4">Who in wisdom truly knows</text:span><text:span text:style-name="T4"><text:line-break/></text:span><text:span text:style-name="T4">How to stem disas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1">
        <draw:frame draw:style-name="gr3" draw:text-style-name="P12" draw:layer="layout" svg:width="23.114cm" svg:height="7.011cm" svg:x="2.556cm" svg:y="0.839cm">
          <draw:text-box>
            <text:p text:style-name="P11"><text:span text:style-name="T3">4. </text:span><text:span text:style-name="T4">If your task be thus begun</text:span><text:span text:style-name="T4"><text:line-break/></text:span><text:span text:style-name="T4">With the Savior’s blessing,</text:span><text:span text:style-name="T4"><text:line-break/></text:span><text:span text:style-name="T4">Safely then your course will run,</text:span><text:span text:style-name="T4"><text:line-break/></text:span><text:span text:style-name="T4">Toward the promise pres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1">
        <draw:frame draw:style-name="gr3" draw:text-style-name="P2" draw:layer="layout" svg:width="23.368cm" svg:height="7.011cm" svg:x="2.088cm" svg:y="0.865cm">
          <draw:text-box>
            <text:p text:style-name="P1"><text:span text:style-name="T4">Good will follow ev’rywhere</text:span><text:span text:style-name="T4"><text:line-break/></text:span><text:span text:style-name="T4">While you here must wander;</text:span><text:span text:style-name="T4"><text:line-break/></text:span><text:span text:style-name="T4">You at last the joy will share</text:span><text:span text:style-name="T4"><text:line-break/></text:span><text:span text:style-name="T4">In the mansions yo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1">
        <draw:frame draw:style-name="gr3" draw:text-style-name="P12" draw:layer="layout" svg:width="23.876cm" svg:height="7.011cm" svg:x="2.032cm" svg:y="0.762cm">
          <draw:text-box>
            <text:p text:style-name="P11"><text:span text:style-name="T3">5. </text:span><text:span text:style-name="T4">Thus, Lord Jesus, ev’ry task</text:span><text:span text:style-name="T4"><text:line-break/></text:span><text:span text:style-name="T4">Be to You commended;</text:span><text:span text:style-name="T4"><text:line-break/></text:span><text:span text:style-name="T4">May Your will be done, I ask,</text:span><text:span text:style-name="T4"><text:line-break/></text:span><text:span text:style-name="T4">Until life is end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Default1">
        <draw:frame draw:style-name="gr5" draw:text-style-name="P2" draw:layer="layout" svg:width="23.368cm" svg:height="13.21cm" svg:x="2.286cm" svg:y="0.762cm">
          <draw:text-box>
            <text:p text:style-name="P1"><text:span text:style-name="T4">Jesus, in Your name begun</text:span><text:span text:style-name="T4"><text:line-break/></text:span><text:span text:style-name="T4">Be the day’s endeavor;</text:span><text:span text:style-name="T4"><text:line-break/></text:span><text:span text:style-name="T4">Grant that it may well be done</text:span><text:span text:style-name="T4"><text:line-break/></text:span><text:span text:style-name="T4">To Your praise forever.</text:span></text:p>
            <text:p text:style-name="P13"><text:span text:style-name="T6"><text:line-break/></text:span><text:span text:style-name="T6"/></text:p>
            <text:p text:style-name="P13"><text:span text:style-name="T7">© 1941 Concordia Publishing House.</text:span></text:p>
            <text:p text:style-name="P13"><text:span text:style-name="T7">Used by permission:</text:span></text:p>
            <text:p text:style-name="P13"><text:span text:style-name="T7">LSB Hymn License</text:span></text:p>
            <text:p text:style-name="P13"><text:span text:style-name="T7">.NET, no. 100011038.</text:span></text:p>
            <text:p text:style-name="P13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8:49:18.499000000</meta:creation-date>
    <dc:date>2019-04-25T19:18:29.122000000</dc:date>
    <meta:editing-duration>PT29M42S</meta:editing-duration>
    <meta:editing-cycles>12</meta:editing-cycles>
    <meta:generator>LibreOffice/6.1.5.2$Windows_X86_64 LibreOffice_project/90f8dcf33c87b3705e78202e3df5142b201bd805</meta:generator>
    <meta:document-statistic meta:object-count="66"/>
  </office:meta>
</office:document-meta>
</file>